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8ce2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efc5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05d5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032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d01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b0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4b8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a0b3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578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cb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354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27c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9d20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62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3616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c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703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92cb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9b77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719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96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a2f9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1c7bba95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453d8d07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1" fo:font-style="normal" fo:text-shadow="none" officeooo:rsid="4496e03e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1" fo:font-style="normal" fo:text-shadow="none" officeooo:rsid="24b05b78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style:font-name="標楷體1" fo:font-style="normal" fo:text-shadow="none" officeooo:rsid="45989cf2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style:font-name="標楷體1" fo:font-style="normal" fo:text-shadow="none" officeooo:rsid="49051ffd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name-asian="標楷體1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635de3b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fo:font-style="normal" fo:text-shadow="none" officeooo:rsid="45978749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fo:font-style="normal" fo:text-shadow="none" officeooo:rsid="45989cf2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fo:font-style="normal" fo:text-shadow="none" officeooo:rsid="45c7223d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fo:font-style="normal" fo:text-shadow="none" officeooo:rsid="50a589e9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fo:font-style="normal" fo:text-shadow="none" officeooo:rsid="50ddc733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fo:font-style="normal" fo:text-shadow="none" officeooo:rsid="478f7ab1" style:font-style-asian="normal" style:text-emphasize="none"/>
    </style:style>
    <style:style style:name="T128" style:family="text">
      <style:text-properties style:text-outline="false" style:text-line-through-style="none" style:text-line-through-type="none" style:text-position="0% 100%" fo:font-style="normal" fo:text-shadow="none" officeooo:rsid="44895d79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fo:font-style="normal" fo:text-shadow="none" officeooo:rsid="4496e03e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fo:font-style="normal" fo:text-shadow="none" officeooo:rsid="499e73b3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1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78749" style:font-style-asian="normal" style:text-emphasize="none"/>
    </style:style>
    <style:style style:name="T14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text-emphasize="none"/>
    </style:style>
    <style:style style:name="T14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89cf2" style:font-style-asian="normal" style:text-emphasize="none"/>
    </style:style>
    <style:style style:name="T14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style-asian="normal" style:text-emphasize="none"/>
    </style:style>
    <style:style style:name="T15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51" style:family="text">
      <style:text-properties style:text-outline="false" style:text-line-through-style="none" style:text-line-through-type="none" style:text-position="0% 100%" fo:font-style="normal" fo:text-shadow="none" officeooo:rsid="42c8d3b8" style:font-name-asian="標楷體1" style:font-style-asian="normal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標楷體" fo:font-style="normal" fo:text-shadow="none" officeooo:rsid="5658aa40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49051ffd" style:font-name-asian="標楷體1" style:font-style-asian="normal" style:text-emphasize="none"/>
    </style:style>
    <style:style style:name="T156" style:family="text">
      <style:text-properties style:font-name="標楷體1"/>
    </style:style>
    <style:style style:name="T157" style:family="text">
      <style:text-properties style:font-name="標楷體1" style:font-name-asian="標楷體1"/>
    </style:style>
    <style:style style:name="T158" style:family="text">
      <style:text-properties style:font-name="標楷體1" officeooo:rsid="0a6d63ec" style:font-name-asian="標楷體1"/>
    </style:style>
    <style:style style:name="T159" style:family="text">
      <style:text-properties style:font-name="標楷體1" style:text-underline-style="solid" style:text-underline-width="auto" style:text-underline-color="font-color"/>
    </style:style>
    <style:style style:name="T160" style:family="text">
      <style:text-properties style:font-name="標楷體1" style:text-underline-style="solid" style:text-underline-width="auto" style:text-underline-color="font-color" officeooo:rsid="2a54d6c6"/>
    </style:style>
    <style:style style:name="T161" style:family="text">
      <style:text-properties style:font-name="標楷體1" style:text-underline-style="solid" style:text-underline-width="auto" style:text-underline-color="font-color" officeooo:rsid="2ab2d7e2"/>
    </style:style>
    <style:style style:name="T162" style:family="text">
      <style:text-properties style:font-name="標楷體1" style:text-underline-style="solid" style:text-underline-width="auto" style:text-underline-color="font-color" officeooo:rsid="2b8623b6"/>
    </style:style>
    <style:style style:name="T163" style:family="text">
      <style:text-properties style:font-name="標楷體1" style:text-underline-style="solid" style:text-underline-width="auto" style:text-underline-color="font-color" officeooo:rsid="2c514b8d"/>
    </style:style>
    <style:style style:name="T164" style:family="text">
      <style:text-properties style:font-name="標楷體1" style:text-underline-style="solid" style:text-underline-width="auto" style:text-underline-color="font-color" officeooo:rsid="2c835459"/>
    </style:style>
    <style:style style:name="T165" style:family="text">
      <style:text-properties style:font-name="標楷體1" officeooo:rsid="3449857d"/>
    </style:style>
    <style:style style:name="T166" style:family="text">
      <style:text-properties style:font-name="標楷體1" officeooo:rsid="2968fd3e"/>
    </style:style>
    <style:style style:name="T167" style:family="text">
      <style:text-properties style:font-name="標楷體1" officeooo:rsid="2a524b7f"/>
    </style:style>
    <style:style style:name="T168" style:family="text">
      <style:text-properties style:font-name="標楷體1" style:text-underline-style="none" style:font-name-asian="標楷體1"/>
    </style:style>
    <style:style style:name="T169" style:family="text">
      <style:text-properties style:font-name="標楷體1" officeooo:rsid="2a6ee61b"/>
    </style:style>
    <style:style style:name="T170" style:family="text">
      <style:text-properties style:font-name="標楷體1" officeooo:rsid="22455410"/>
    </style:style>
    <style:style style:name="T171" style:family="text">
      <style:text-properties style:font-name="標楷體1" officeooo:rsid="2b3965a6"/>
    </style:style>
    <style:style style:name="T172" style:family="text">
      <style:text-properties style:font-name="標楷體1" officeooo:rsid="2c8ce295"/>
    </style:style>
    <style:style style:name="T173" style:family="text">
      <style:text-properties officeooo:rsid="3449857d"/>
    </style:style>
    <style:style style:name="T174" style:family="text">
      <style:text-properties style:font-name="Liberation Serif" officeooo:rsid="0a6d63ec" style:font-name-asian="標楷體1"/>
    </style:style>
    <style:style style:name="T175" style:family="text">
      <style:text-properties officeooo:rsid="0a6d63ec"/>
    </style:style>
    <style:style style:name="T176" style:family="text">
      <style:text-properties officeooo:rsid="2f7a955a"/>
    </style:style>
    <style:style style:name="T177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78" style:family="text">
      <style:text-properties style:font-name-asian="標楷體1"/>
    </style:style>
    <style:style style:name="T179" style:family="text">
      <style:text-properties officeooo:rsid="362b5268"/>
    </style:style>
    <style:style style:name="T180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058293696" text:style-name="L1">
        <text:list-item>
          <text:p text:style-name="P3"><text:span text:style-name="T49">_ (第1本</text:span><text:span text:style-name="T15">)</text:span></text:p>
          <text:list>
            <text:list-item>
              <text:p text:style-name="P42"><text:span text:style-name="T8">神</text:span><text:span text:style-name="T15">，靈魂</text:span><text:span text:style-name="T79">層個體、第</text:span><text:span text:style-name="T33">1</text:span><text:span text:style-name="T79">層級型態個體</text:span><text:span text:style-name="T16">、靈魂世界、物質世界</text:span><text:span text:style-name="T15">。</text:span></text:p>
            </text:list-item>
            <text:list-item>
              <text:p text:style-name="P43"><text:span text:style-name="T8">有機率（正在、試圖）監視、控制 的 勢力、存在、個體</text:span><text:span text:style-name="T15">，YouTube、</text:span><text:span text:style-name="T79">派對、戰爭、</text:span><text:span text:style-name="T100">心電感應、催眠、靈魂控制、意識控制、竊聽腦中感知、寫入腦中感知</text:span><text:span text:style-name="T79">、秩序大亂、文明崩塌</text:span>。</text:p>
            </text:list-item>
            <text:list-item>
              <text:p text:style-name="P44"><text:span text:style-name="T134">肉質層個體、意識層個體、精神層個體</text:span>，。</text:p>
            </text:list-item>
            <text:list-item>
              <text:p text:style-name="P45"><text:span text:style-name="T1">大規模監控</text:span>，<text:span text:style-name="T79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79">劍橋計畫、</text:span><text:span text:style-name="T89">位</text:span><text:span text:style-name="T79">器型大規模監控、位訊號、電訊號、</text:span><text:span text:style-name="T89">聲音、重力波</text:span><text:span text:style-name="T79">、</text:span><text:span text:style-name="T89">光波</text:span><text:span text:style-name="T79">、</text:span><text:span text:style-name="T19">第</text:span><text:span text:style-name="T29">a層級型態</text:span><text:span text:style-name="T79">大規模監控、帶有探照燈的攝影機、</text:span><text:span text:style-name="T90">心電感應、催眠、靈魂控制、意識控制、寫入腦中感知、竊聽腦中感知、竊聽腦中意識、竊聽腦中思想</text:span><text:span text:style-name="T79">、身體、意識、被害妄想症、精神病患者</text:span>。</text:p>
            </text:list-item>
            <text:list-item>
              <text:p text:style-name="P46"><text:span text:style-name="T12">&lt;_?</text:span><text:span text:style-name="T13">3_&gt;</text:span><text:span text:style-name="T136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47"><text:span text:style-name="T134">學門</text:span>，。</text:p>
            </text:list-item>
            <text:list-item>
              <text:p text:style-name="P48"><text:span text:style-name="T144">投影世界觀</text:span>，手電筒、球、存在、影子、存在、變化、本質、現象。</text:p>
            </text:list-item>
            <text:list-item>
              <text:p text:style-name="P49"><text:span text:style-name="T134">天、地、人</text:span>，農業、<text:span text:style-name="T79">天籟、地籟、人籟</text:span>。</text:p>
            </text:list-item>
            <text:list-item>
              <text:p text:style-name="P50"><text:span text:style-name="T134">賦予意義</text:span>，<text:span text:style-name="T79">常識型意義、共識型意義、日本、現代人、神代文字</text:span><text:span text:style-name="T109">、蘇美爾</text:span><text:span text:style-name="T77">、楔</text:span><text:span text:style-name="T109">形文字、西琴、文字、神像、祭拜</text:span>。</text:p>
            </text:list-item>
          </text:list>
        </text:list-item>
        <text:list-item>
          <text:p text:style-name="P5">大自然<text:span text:style-name="T156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57"> (第1本)</text:span></text:p>
          <text:list>
            <text:list-item>
              <text:p text:style-name="P51"><text:span text:style-name="T1">間諜</text:span>，<text:span text:style-name="T176">子彈、彈道、（靶上的）彈痕、領導層型間諜、國民群型間諜、國家型間諜、商業型間諜、政治型間諜、軍事型間諜、電器、</text:span><text:span text:style-name="T79">第</text:span><text:span text:style-name="T20">a</text:span><text:span text:style-name="T79">層級型態個體、</text:span><text:span text:style-name="T82">肉質層型間諜、靈魂層型間諜、精神層型間諜</text:span><text:span text:style-name="T80">、電</text:span><text:span text:style-name="T82">器</text:span><text:span text:style-name="T80">、</text:span><text:span text:style-name="T152">位</text:span><text:span text:style-name="T82">器</text:span><text:span text:style-name="T80">、電磁波、</text:span><text:span text:style-name="T152">位</text:span><text:span text:style-name="T153">動</text:span><text:span text:style-name="T80">波、</text:span><text:span text:style-name="T22">紅外線</text:span><text:span text:style-name="T80">、可見光、</text:span><text:span text:style-name="T22">紫外線</text:span><text:span text:style-name="T80">、次聲波、聲波、</text:span><text:span text:style-name="T84">超</text:span><text:span text:style-name="T80">音波、聲音、重力波、手機、攝影機</text:span><text:span text:style-name="T82">、麥克風、陀螺儀、</text:span><text:span text:style-name="T25">USB</text:span><text:span text:style-name="T82">孔、觸控螢幕、手機畫面</text:span>。</text:p>
            </text:list-item>
          </text:list>
        </text:list-item>
        <text:list-item>
          <text:p text:style-name="P7">世界學<text:span text:style-name="T157"> (第1本)</text:span></text:p>
          <text:list>
            <text:list-item>
              <text:p text:style-name="P52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53"><text:span text:style-name="T1">紅移、紫移</text:span>，超音速、音爆、後移現象、尺度、宗態譜、<text:span text:style-name="T80">時間 越紅移、時間 越慢</text:span>。</text:p>
            </text:list-item>
            <text:list-item>
              <text:p text:style-name="P54"><text:span text:style-name="T1">維度</text:span>，線。</text:p>
            </text:list-item>
            <text:list-item>
              <text:p text:style-name="P55"><text:span text:style-name="T9">函數</text:span>，<text:span text:style-name="T78">影子、存在、現象、本質、</text:span><text:span text:style-name="T82">亞里斯多德</text:span>。</text:p>
            </text:list-item>
            <text:list-item>
              <text:p text:style-name="P56"><text:span text:style-name="T133">速度</text:span>，位移、時間。</text:p>
            </text:list-item>
            <text:list-item>
              <text:p text:style-name="P57"><text:span text:style-name="T138">距離</text:span>，尺度、<text:span text:style-name="T95">土壤密度、水密度、空氣密度、空間節點密度、時間密度、縮小版、</text:span><text:span text:style-name="T98">思考速度、文明發展速度</text:span>。</text:p>
            </text:list-item>
            <text:list-item>
              <text:p text:style-name="P58"><text:span text:style-name="T159">&lt;?</text:span><text:span text:style-name="T160">a&gt;</text:span><text:span text:style-name="T6">個體</text:span>，<text:span text:style-name="T95">個體流層級、第</text:span><text:span text:style-name="T39">a</text:span><text:span text:style-name="T50">層</text:span><text:span text:style-name="T110">級個體流、位移、速度、加速度、水流、資料流</text:span>。</text:p>
            </text:list-item>
            <text:list-item>
              <text:p text:style-name="P59"><text:span text:style-name="T1">當下</text:span>，<text:span text:style-name="T98">尺度、</text:span><text:span text:style-name="T32">存在、</text:span><text:span text:style-name="T98">變化</text:span><text:span text:style-name="T77">、喝水、紅移、紫移</text:span>。</text:p>
            </text:list-item>
            <text:list-item>
              <text:p text:style-name="P60"><text:span text:style-name="T139">型態層級</text:span>，<text:span text:style-name="T98">第</text:span><text:span text:style-name="T38">a</text:span><text:span text:style-name="T99">層級型態個體、肉體、靈魂、力、超能力個體、物質文明、靈魂文明</text:span>。</text:p>
            </text:list-item>
          </text:list>
        </text:list-item>
        <text:list-item>
          <text:p text:style-name="P61"><text:span text:style-name="T1">世界學</text:span><text:span text:style-name="T159"> (第</text:span><text:span text:style-name="T161">2</text:span><text:span text:style-name="T159">本)</text:span></text:p>
          <text:list>
            <text:list-item>
              <text:p text:style-name="P62"><text:span text:style-name="T140">量變、質變</text:span>，蘇格拉底、視覺、<text:span text:style-name="T101">色調值、濃度值、亮度值、</text:span><text:span text:style-name="T103">宗態層級型量變、宗態層級型質變、</text:span><text:span text:style-name="T102">權力、金錢、名聲、權力、權利、權限、</text:span><text:span text:style-name="T103">利益、資產、資源、名號、</text:span><text:span text:style-name="T102">職位、身分、</text:span><text:span text:style-name="T103">馬太效應、內捲、</text:span><text:span text:style-name="T104">量質二相性、</text:span><text:span text:style-name="T103">波粒二象性、</text:span><text:span text:style-name="T102">印地安人、美國獨立宣言、文化大革命、武漢革命、馬丁路德</text:span>。</text:p>
            </text:list-item>
            <text:list-item>
              <text:p text:style-name="P63"><text:span text:style-name="T1">哲學</text:span>，思想、決策、行動、選擇障礙、深藍、電腦、亞里斯多德、<text:span text:style-name="T102">尼古拉</text:span><text:span text:style-name="T34">·</text:span><text:span text:style-name="T102">特斯拉、哲學 描述 字詞、推廣化、深入化、實體化、抽象化、</text:span><text:span text:style-name="T105">跨領域移植、新知生活化、</text:span><text:span text:style-name="T102">函數曲線</text:span><text:span text:style-name="T105">化、函數方程式化、定義化、日常生活化、函數名稱化、數學化、</text:span><text:span text:style-name="T102">哲學</text:span><text:span text:style-name="T105">數學化、</text:span><text:span text:style-name="T106">數學</text:span><text:span text:style-name="T102">哲學</text:span><text:span text:style-name="T105">化、</text:span><text:span text:style-name="T102">哲學型</text:span><text:span text:style-name="T107">數學</text:span><text:span text:style-name="T105">、</text:span><text:span text:style-name="T35">傅立葉轉換、</text:span><text:span text:style-name="T102">手電筒、物質、存在、能量、影子、</text:span><text:span text:style-name="T105">新知、新的知識、象形文字、字母文字、</text:span><text:span text:style-name="T109">法律、毒樹果原則、哲學家、時空背景、感測到的、傳承到的、假想到的、程式</text:span><text:span text:style-name="T51">語言、VB、組合語言、機械碼、C</text:span><text:span text:style-name="T109">語言</text:span>。</text:p>
            </text:list-item>
            <text:list-item>
              <text:p text:style-name="P64"><text:span text:style-name="T141">最短距離</text:span>，。</text:p>
            </text:list-item>
            <text:list-item>
              <text:p text:style-name="P65"><text:span text:style-name="T1">平衡</text:span>，靜力平衡、宏觀尺度型認定、古典尺度型認定、微觀尺度型認定、<text:span text:style-name="T108">個體論、個體宇宙觀、紅血球、血液循環系統、人體、</text:span><text:span text:style-name="T102">一個靜止不動的點、無法觀測到的存在、生命、文明、細胞群</text:span>。</text:p>
            </text:list-item>
            <text:list-item>
              <text:p text:style-name="P66"><text:span text:style-name="T1">波、粒子</text:span>，時間流逝、空間移動、宏觀尺度、古典尺度、微觀尺度、<text:span text:style-name="T102">變化 基於、根基是 存在</text:span>、氫原子、水波、光、電子、鬆散、緊密、撞球、黏性、黏著力、強力、弱力<text:span text:style-name="T157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67"><text:span text:style-name="T1">世界學</text:span><text:span text:style-name="T159"> (第</text:span><text:span text:style-name="T162">3</text:span><text:span text:style-name="T159">本)</text:span></text:p>
          <text:list>
            <text:list-item>
              <text:p text:style-name="P68"><text:span text:style-name="T150">宏觀世界、古典世界、</text:span><text:bookmark-start text:name="微觀世界、古典世界、宏觀世界"/><text:span text:style-name="T150">微觀世界</text:span><text:bookmark-end text:name="微觀世界、古典世界、宏觀世界"/>，<text:span text:style-name="T102">宏觀尺度的世界、古典尺度的世界、微觀尺度的世界、宗疊、無人</text:span><text:span text:style-name="T112">潛水艇、</text:span><text:span text:style-name="T111">亮光型</text:span><text:span text:style-name="T40">UFO、樂高城堡、土星環、</text:span><text:span text:style-name="T102">神、造物主、創世神、建造者、設計者、製造者、</text:span><text:span text:style-name="T77">尺度 越小</text:span><text:span text:style-name="T102">，時間、</text:span><text:span text:style-name="T78">變化 越快、</text:span><text:span text:style-name="T117">多個宇宙組成的大宇宙、</text:span><text:span text:style-name="T102">核分裂、核融合、月球、銀河、撞球、汽車、天文學、星系公轉、星雲塵埃、世界工廠、全球化生產</text:span><text:span text:style-name="T77">、汽車流水線、連續生產、連綿不斷的生產、古典力學、麵包工坊、麵包烤箱、一批一批、量子力學、一份一份、籃球、拋物線、擠壓氣球、光電效應、電子、金屬板、</text:span><text:span text:style-name="T119">終止頻率、小麥、麥穗、香味、化學物質、濃度、種類、強度、</text:span><text:span text:style-name="T121">純正、天然、人造、化工、</text:span><text:span text:style-name="T77">化學</text:span><text:span text:style-name="T121">元素、頻道、光譜線、夜明珠、夜光</text:span><text:span text:style-name="T102">、天文學、太陽系、仙女星系</text:span><text:span text:style-name="T121">、奧默默、</text:span><text:span text:style-name="T102">電磁學、公式解、數學模型解</text:span><text:span text:style-name="T121">、觸控螢幕、質子</text:span><text:span text:style-name="T102">、正電荷、</text:span><text:span text:style-name="T36">陶子、</text:span><text:span text:style-name="T123">電子運動、</text:span><text:span text:style-name="T102">定律、機制、現象、本質、存在、變化、跳出舊的、進入新的、保持擁有、觀念、概念、框框、侷限、投影世界觀、湧現、元素、生命、文明、</text:span><text:span text:style-name="T126">繼承某一特定規則的規則、</text:span><text:span text:style-name="T56">圍棋、五子棋、黑白棋</text:span><text:span text:style-name="T102">、規則、潛能、實現、程式語言、類別、電鍍反應、</text:span><text:span text:style-name="T44">數學工具</text:span><text:span text:style-name="T102">、內在物質</text:span><text:span text:style-name="T88">、</text:span><text:span text:style-name="T102">內部機制、大膽假設、小心求證、提升</text:span><text:span text:style-name="T114">、昇華</text:span><text:span text:style-name="T102">、</text:span><text:span text:style-name="T125">內捲、反內捲、</text:span><text:span text:style-name="T102">古希臘、土水火風、地球不動、歐洲、牛頓、哥白尼、愛因斯坦、進化論、破四舊、焚書坑儒</text:span>。</text:p>
            </text:list-item>
          </text:list>
        </text:list-item>
        <text:list-item>
          <text:p text:style-name="P69"><text:span text:style-name="T1">世界學</text:span><text:span text:style-name="T159"> (第</text:span><text:span text:style-name="T163">4</text:span><text:span text:style-name="T159">本)</text:span></text:p>
          <text:list>
            <text:list-item>
              <text:p text:style-name="P70"><text:span text:style-name="T141">時間、空間</text:span>，波、粒子、遙視、下游、其他<text:span text:style-name="T156">&lt;?</text:span><text:span text:style-name="T171">3&gt;</text:span><text:span text:style-name="T180">個體、密度、折射、紫移</text:span>。</text:p>
            </text:list-item>
            <text:list-item>
              <text:p text:style-name="P71"><text:span text:style-name="T1">宗速</text:span>，古典尺度、微觀尺度、行星、公轉、橢圓、電子、機率雲、繞著、<text:span text:style-name="T115">穩定、週期性</text:span><text:span text:style-name="T53">、</text:span><text:span text:style-name="T54">n體系</text:span><text:span text:style-name="T116">統</text:span>。</text:p>
            </text:list-item>
            <text:list-item>
              <text:p text:style-name="P72"><text:span text:style-name="T1">宗疊</text:span>，<text:span text:style-name="T157">RGB、</text:span>紅色值、綠色值、藍色值、<text:span text:style-name="T41">ESL、</text:span><text:span text:style-name="T113">色調值、濃度值、亮度值、電腦、程式碼、</text:span><text:span text:style-name="T114">宗疊層級、</text:span><text:span text:style-name="T42">第</text:span><text:span text:style-name="T43">1層級宗疊</text:span>。</text:p>
            </text:list-item>
            <text:list-item>
              <text:p text:style-name="P73"><text:span text:style-name="T145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74"><text:span text:style-name="T1">無窮大、無窮小</text:span>，<text:span text:style-name="T102">無限</text:span>大、<text:span text:style-name="T102">無限</text:span>小、液態水、冰塊<text:span text:style-name="T118">、汽車流水線、潛能、實現、完整的汽車、完成的汽車、材料、半成品、手機行、使用者、</text:span><text:span text:style-name="T79">退化</text:span><text:span text:style-name="T118">、</text:span><text:span text:style-name="T80">降低、維持</text:span><text:span text:style-name="T114">、提升、昇華、</text:span><text:span text:style-name="T154">反0</text:span>。</text:p>
            </text:list-item>
            <text:list-item>
              <text:p text:style-name="P75"><text:span text:style-name="T1">運動</text:span>，同心圓運動、螺旋線運動。</text:p>
            </text:list-item>
            <text:list-item>
              <text:p text:style-name="P76"><text:span text:style-name="T147">湧現</text:span>，<text:span text:style-name="T77">鏈結、彈性變形、塑性變形、斷裂變形、蜜蜂、採蜜、蜂巢、氫原子、氧原子、水分子、鏈結、雙氧水</text:span>。</text:p>
            </text:list-item>
          </text:list>
        </text:list-item>
        <text:list-item>
          <text:p text:style-name="P77"><text:span text:style-name="T1">世界學</text:span><text:span text:style-name="T159"> (第</text:span><text:span text:style-name="T164">5</text:span><text:span text:style-name="T159">本)</text:span></text:p>
          <text:list>
            <text:list-item>
              <text:p text:style-name="P78"><text:span text:style-name="T132">生命</text:span>，眼睛、視錐細胞。</text:p>
            </text:list-item>
            <text:list-item>
              <text:p text:style-name="P79"><text:span text:style-name="T149">擁有、包覆、蘊含、宗疊、連接</text:span>，。</text:p>
            </text:list-item>
          </text:list>
        </text:list-item>
        <text:list-item>
          <text:p text:style-name="P8"><text:span text:style-name="T157">宇宙胞 (第1本</text:span><text:span text:style-name="T156">)</text:span></text:p>
          <text:list>
            <text:list-item>
              <text:p text:style-name="P80"><text:span text:style-name="T133">熱寂、冷寂</text:span>，。</text:p>
            </text:list-item>
          </text:list>
        </text:list-item>
        <text:list-item>
          <text:p text:style-name="P7">物質世界學<text:span text:style-name="T157"> (第1本)</text:span></text:p>
          <text:list>
            <text:list-item>
              <text:p text:style-name="P81"><text:span text:style-name="T1">力</text:span>，<text:span text:style-name="T80">第</text:span><text:span text:style-name="T20">a</text:span><text:span text:style-name="T81">層級宗態譜、</text:span><text:span text:style-name="T24">P * t = m * S</text:span>。</text:p>
            </text:list-item>
            <text:list-item>
              <text:p text:style-name="P82"><text:span text:style-name="T135">重力</text:span>，<text:span text:style-name="T80">重力子、第</text:span><text:span text:style-name="T24">3</text:span><text:span text:style-name="T81">層級宗態譜</text:span>。</text:p>
            </text:list-item>
            <text:list-item>
              <text:p text:style-name="P83"><text:span text:style-name="T135">冷次定律</text:span>，摩擦光、摩擦力。</text:p>
            </text:list-item>
            <text:list-item>
              <text:p text:style-name="P84"><text:span text:style-name="T135">光譜線</text:span>，聲帶、聲音、<text:span text:style-name="T35">頻譜圖、杯子、玻璃杯、破碎、爆裂、分裂、</text:span><text:span text:style-name="T80">融解、融化、融合</text:span><text:span text:style-name="T35">、</text:span><text:span text:style-name="T80">光強、彩虹力、彩虹光、長方形分佈、頻域、頻率、彈性變形、塑性變形、斷裂變形、反向變化、雷射降溫、飛輪穩速、摩擦生熱、收斂、共振、發散、降低、維持、提升、溫度、紅移現象、磁力線</text:span><text:span text:style-name="T105">、</text:span><text:span text:style-name="T35">傅立葉轉換、</text:span><text:span text:style-name="T127">磁</text:span><text:span text:style-name="T80">譜線、虛數、共振發散、共振共振、共振收斂、紅移現象、紫移現象、</text:span><text:span text:style-name="T37">直線向前運動、弦波運動、直線往復運動、圓周運動</text:span>。</text:p>
            </text:list-item>
            <text:list-item>
              <text:p text:style-name="P85"><text:span text:style-name="T135">宗態譜</text:span>，紫移、<text:span text:style-name="T80">宗速運動頻率、波態譜、粒子態譜、尺度、</text:span><text:span text:style-name="T120">加速度運動、</text:span><text:span text:style-name="T80">紅移、液態、氣態、電漿態、光速、牛頓、焦耳、密度、鬆散</text:span>。</text:p>
            </text:list-item>
            <text:list-item>
              <text:p text:style-name="P86"><text:span text:style-name="T135">黑洞</text:span>，宗態譜、紫移。</text:p>
            </text:list-item>
            <text:list-item>
              <text:p text:style-name="P87"><text:span text:style-name="T1">暗能量、暗物質</text:span>，<text:span text:style-name="T81">宗態譜、粒子態譜、</text:span><text:span text:style-name="T80">定律、形體、物理定律、化學反應、</text:span><text:span text:style-name="T151">姿勢維持、肌肉伸縮</text:span>。</text:p>
            </text:list-item>
            <text:list-item>
              <text:p text:style-name="P88"><text:bookmark-start text:name="弱力、強力"/><text:span text:style-name="T135">強力</text:span><text:bookmark-end text:name="弱力、強力"/><text:span text:style-name="T135">、弱力、引力、電磁力</text:span>，黏性、黏著力、彈射力、<text:span text:style-name="T80">膠子、</text:span><text:span text:style-name="T52">波色</text:span><text:span text:style-name="T80">子、光子、引力子</text:span>。</text:p>
            </text:list-item>
            <text:list-item>
              <text:p text:style-name="P89"><text:span text:style-name="T135">質量</text:span>，上下震動速度、圓周運動速度、、宗速、切線速度、投影速度、弦波運動、螺旋線運動、紫移、<text:span text:style-name="T80">角度、偏轉、布、皺褶、密度增加、核融合、核分裂、</text:span><text:span text:style-name="T118">粒子</text:span><text:span text:style-name="T55">、1/2</text:span><text:span text:style-name="T118">自旋的粒子、反粒子、光子、</text:span><text:span text:style-name="T80">外力、內力、形變、應力、應變</text:span>。</text:p>
            </text:list-item>
            <text:list-item>
              <text:p text:style-name="P90"><text:span text:style-name="T135">橫波、縱波、總波</text:span>，繩波、彈簧波。</text:p>
            </text:list-item>
            <text:list-item>
              <text:p text:style-name="P91"><text:span text:style-name="T135">相對論</text:span>，慣性加速度、重力加速度、電梯、水滴形、空間紋路、筆直型、彎曲型。</text:p>
            </text:list-item>
            <text:list-item>
              <text:p text:style-name="P92"><text:span text:style-name="T146">反個體</text:span><text:span text:style-name="T122">，粒子、反粒子、</text:span>半導體、電子、電洞、湮滅、<text:span text:style-name="T170">迪拉克之海、酸、鹼</text:span>。</text:p>
            </text:list-item>
            <text:list-item>
              <text:p text:style-name="P93"><text:span text:style-name="T1">量子</text:span>，電子、<text:span text:style-name="T122">馬達、</text:span><text:span text:style-name="T102">汽車、</text:span><text:span text:style-name="T122">風力發電機、無線電報機</text:span><text:span text:style-name="T77">、電子運動、光痕</text:span><text:span text:style-name="T123">、量子自旋、交流電發電、交流電電路、交流電馬達、</text:span><text:span text:style-name="T77">麵包工坊、汽車流水線、</text:span><text:span text:style-name="T123">第一人稱遊戲、創世神、齊性轉換矩陣、湧現、行為、思想、決策、行動、噬菌體、</text:span><text:span text:style-name="T46">電子能階軌道、</text:span><text:span text:style-name="T123">二次輻射、康普頓實驗</text:span>。</text:p>
            </text:list-item>
          </text:list>
        </text:list-item>
        <text:list-item>
          <text:p text:style-name="P9">物質世界學<text:span text:style-name="T156"> (第</text:span><text:span text:style-name="T172">2</text:span><text:span text:style-name="T156">本)</text:span></text:p>
          <text:list>
            <text:list-item>
              <text:p text:style-name="P94"><text:span text:style-name="T148">帶電粒子</text:span>，<text:span text:style-name="T47">(更微觀尺度的)小帶電粒子、</text:span>摩擦力、力平衡、負物質、反重力物質、反應物的能量、活化能、<text:span text:style-name="T130">氫陽離子</text:span>。</text:p>
            </text:list-item>
          </text:list>
        </text:list-item>
        <text:list-item>
          <text:p text:style-name="P4"><text:span text:style-name="T157">社會 (第1本</text:span><text:span text:style-name="T156">)</text:span></text:p>
          <text:list>
            <text:list-item>
              <text:p text:style-name="P10"><text:span text:style-name="T78">內捲</text:span><text:span text:style-name="T64">，</text:span><text:span text:style-name="T75">工業革命、生物學、基因改造</text:span><text:span text:style-name="T58">、有機體奇點</text:span><text:span text:style-name="T7">。</text:span></text:p>
            </text:list-item>
            <text:list-item>
              <text:p text:style-name="P11"><text:span text:style-name="T83">貧窮</text:span><text:span text:style-name="T7">，。</text:span></text:p>
            </text:list-item>
            <text:list-item>
              <text:p text:style-name="P12"><text:span text:style-name="T85">教育</text:span><text:span text:style-name="T7">，</text:span><text:span text:style-name="T65">神職教育、神學、數學、拉丁文</text:span><text:span text:style-name="T7">、</text:span><text:span text:style-name="T65">地動說、豌豆雜交實驗</text:span><text:span text:style-name="T7">。</text:span></text:p>
            </text:list-item>
            <text:list-item>
              <text:p text:style-name="P13">錢<text:span text:style-name="T7">，</text:span><text:span text:style-name="T66">大規模監控、</text:span><text:span text:style-name="T67">精準監控、</text:span><text:span text:style-name="T66">蜜蜂、蜂蜜、蜂農、養蜂人、</text:span><text:span text:style-name="T70">維護大自然</text:span><text:span text:style-name="T66">、</text:span><text:span text:style-name="T68">單一、一小群、一大群、金融系統、金融工具</text:span><text:span text:style-name="T63">、</text:span><text:span text:style-name="T70">賺更多錢、更快賺到錢</text:span><text:span text:style-name="T63">、</text:span><text:span text:style-name="T70">問題、有害的存在、有害的個體、功能、有益的存在、有益的個體、解決問題、優化功能、賺錢、</text:span><text:span text:style-name="T66">存錢、花錢、收取、儲蓄、消費、好德、壞德、有德、缺德、無德、反德、洗錢、詐欺、販賣人口、</text:span><text:span text:style-name="T70">食物、醫療、房租、電費、學費、衛生紙、</text:span><text:span text:style-name="T66">薪資</text:span><text:span text:style-name="T7">。</text:span></text:p>
            </text:list-item>
            <text:list-item>
              <text:p text:style-name="P14">人文主義<text:span text:style-name="T7">，</text:span><text:span text:style-name="T70">數量型人文主義、社會型人文主義</text:span><text:span text:style-name="T7">。</text:span></text:p>
            </text:list-item>
            <text:list-item>
              <text:p text:style-name="P15">資本主義<text:span text:style-name="T7">，洛克、</text:span><text:span text:style-name="T70">代理孕母交易、器官買賣、販賣人口、交換價值、體驗價值、外在誘因、內在動機</text:span><text:span text:style-name="T7">。</text:span></text:p>
            </text:list-item>
            <text:list-item>
              <text:p text:style-name="P16">新聞報導<text:span text:style-name="T7">，。</text:span></text:p>
            </text:list-item>
            <text:list-item>
              <text:p text:style-name="P16">愚蠢<text:span text:style-name="T7">，。</text:span></text:p>
            </text:list-item>
            <text:list-item>
              <text:p text:style-name="P17"><text:span text:style-name="T88">孝順</text:span><text:span text:style-name="T7">，。</text:span></text:p>
            </text:list-item>
            <text:list-item>
              <text:p text:style-name="P18"><text:span text:style-name="T88">權威</text:span><text:span text:style-name="T7">，</text:span><text:span text:style-name="T72">米爾格倫電擊實驗</text:span><text:span text:style-name="T7">。</text:span></text:p>
            </text:list-item>
            <text:list-item>
              <text:p text:style-name="P41">父權<text:span text:style-name="T7">，。</text:span></text:p>
            </text:list-item>
            <text:list-item>
              <text:p text:style-name="P19"><text:span text:style-name="T88">平權</text:span><text:span text:style-name="T7">，</text:span><text:span text:style-name="T70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20"><text:span text:style-name="T88">民主主義、民粹主義</text:span><text:span text:style-name="T70">，光譜分布、</text:span><text:span text:style-name="T73">好奇知道、信念戰爭</text:span><text:span text:style-name="T7">。</text:span></text:p>
            </text:list-item>
          </text:list>
        </text:list-item>
        <text:list-item>
          <text:p text:style-name="P21"><text:span text:style-name="T156">社會 (第</text:span><text:span text:style-name="T167">2</text:span><text:span text:style-name="T156">本)</text:span></text:p>
          <text:list>
            <text:list-item>
              <text:p text:style-name="P22"><text:span text:style-name="T131">反出生</text:span><text:span text:style-name="T7">，正出生、共生、共存、</text:span><text:span text:style-name="T75">需求理論、</text:span><text:span text:style-name="T7">需求金字塔、</text:span><text:span text:style-name="T75">時空背景、知識、常識、認知、投影世界觀</text:span><text:span text:style-name="T7">、</text:span><text:span text:style-name="T75">賦予意義、</text:span><text:span text:style-name="T7">本質、現象、目的、有機率假想、史金納箱、鴿子、</text:span><text:span text:style-name="T75">紅</text:span><text:span text:style-name="T7">血球、正常增生、幸福、祝福。</text:span></text:p>
            </text:list-item>
            <text:list-item>
              <text:p text:style-name="P23"><text:span text:style-name="T87">遠離平均的個體</text:span><text:span text:style-name="T7">，超能力者、國民、國王。</text:span></text:p>
            </text:list-item>
            <text:list-item>
              <text:p text:style-name="P24">公民<text:span text:style-name="T7">，</text:span><text:span text:style-name="T75">數量型認定、社會型認定、全體型認定、賦予權力、能夠賦予權力的個體群、奴隸主、雇主、從眾行為、讓權威負責任、</text:span><text:span text:style-name="T72">米爾格倫電擊實驗、奴隸制、家畜制</text:span><text:span text:style-name="T7">。</text:span></text:p>
            </text:list-item>
            <text:list-item>
              <text:p text:style-name="P25">慾望<text:span text:style-name="T7">，</text:span><text:span text:style-name="T75">慾望層級、第</text:span><text:span text:style-name="T59">a</text:span><text:span text:style-name="T75">層級慾望、</text:span><text:span text:style-name="T7">本能型慾望、傳承型慾望、</text:span><text:span text:style-name="T75">嬰兒、幼童、佛洛伊德、河水、泥水、白開水、過濾水、蒸餾水、生存機率、生活品質、無聊、單調、乏味、閒暇、悠閒、電腦時代</text:span><text:span text:style-name="T7">。</text:span></text:p>
            </text:list-item>
            <text:list-item>
              <text:p text:style-name="P25">全球化製造<text:span text:style-name="T7">，。</text:span></text:p>
            </text:list-item>
          </text:list>
        </text:list-item>
        <text:list-item>
          <text:p text:style-name="P21">哲學<text:span text:style-name="T156"> (第1本)</text:span></text:p>
          <text:list>
            <text:list-item>
              <text:p text:style-name="P26">問題<text:span text:style-name="T7">，數量型問題、社會型問題、</text:span><text:span text:style-name="T69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7">認定<text:span text:style-name="T7">，真心、心裡、意識、被教育、被催眠、常認定、共認定、群認定、數量型認定、社會型認定、</text:span><text:span text:style-name="T69">全體</text:span><text:span text:style-name="T7">型認定、認知失調、思想失調、決策失調、行動失調、行動、結果、目的。</text:span></text:p>
            </text:list-item>
            <text:list-item>
              <text:p text:style-name="P28">安全<text:span text:style-name="T7">，隱私、控制、電器、</text:span><text:span text:style-name="T66">心靈感應、催眠、靈魂控制、</text:span><text:span text:style-name="T71">偷窺、竊聽、控制</text:span><text:span text:style-name="T7">。</text:span></text:p>
            </text:list-item>
            <text:list-item>
              <text:p text:style-name="P29"><text:span text:style-name="T96">正義</text:span><text:span text:style-name="T7">，維持正義、</text:span><text:span text:style-name="T71">內捲、</text:span><text:span text:style-name="T7">執行正義、削足適履、指鹿為馬、</text:span><text:span text:style-name="T71">數量型正義、社會型正義、全體型正義</text:span><text:span text:style-name="T7">、天</text:span><text:span text:style-name="T71">動說、本輪、</text:span><text:span text:style-name="T7">古雅典人、</text:span><text:span text:style-name="T71">蘇格拉底</text:span><text:span text:style-name="T7">。</text:span></text:p>
            </text:list-item>
            <text:list-item>
              <text:p text:style-name="P30"><text:span text:style-name="T96">詰問、歸納</text:span><text:span text:style-name="T7">，。</text:span></text:p>
            </text:list-item>
            <text:list-item>
              <text:p text:style-name="P31"><text:span text:style-name="T97">哲學數學化</text:span><text:span text:style-name="T7">，。</text:span></text:p>
            </text:list-item>
          </text:list>
        </text:list-item>
        <text:list-item>
          <text:p text:style-name="P32">哲學<text:span text:style-name="T156"> (第</text:span><text:span text:style-name="T169">2</text:span><text:span text:style-name="T156">本)</text:span></text:p>
          <text:list>
            <text:list-item>
              <text:p text:style-name="P33"><text:span text:style-name="T96">善良</text:span><text:span text:style-name="T7">，需要、</text:span><text:span text:style-name="T66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  <text:list-item>
              <text:p text:style-name="P34">字詞<text:span text:style-name="T7">，</text:span><text:span text:style-name="T76">無限迴圈、無限循環、</text:span><text:span text:style-name="T60">飛機</text:span><text:span text:style-name="T61">的飛行路徑、</text:span><text:span text:style-name="T62">蘋果、水果、</text:span><text:span text:style-name="T66">筆劃、字母、</text:span><text:span text:style-name="T72">現象、本質</text:span><text:span text:style-name="T7">。</text:span></text:p>
            </text:list-item>
            <text:list-item>
              <text:p text:style-name="P34"><text:span text:style-name="T124">定律、機制、實體</text:span><text:span text:style-name="T7">，。</text:span></text:p>
            </text:list-item>
          </text:list>
        </text:list-item>
        <text:list-item>
          <text:p text:style-name="P35"><text:span text:style-name="T174">時空</text:span><text:span text:style-name="T158">旅行 (第1本)</text:span></text:p>
          <text:list>
            <text:list-item>
              <text:p text:style-name="P95"><text:span text:style-name="T3">時空旅行的 悖論</text:span><text:span text:style-name="T175">，</text:span>。</text:p>
            </text:list-item>
          </text:list>
        </text:list-item>
        <text:list-item>
          <text:p text:style-name="P36"><text:span text:style-name="T87">德</text:span><text:span text:style-name="T14"> (第1本)</text:span></text:p>
          <text:list>
            <text:list-item>
              <text:p text:style-name="P37"><text:span text:style-name="T87">道、德</text:span><text:span text:style-name="T7">，</text:span><text:span text:style-name="T70">政府、領導層、官方權力、超能力者、階級劃分、階級社會、中世紀、教會、數學、拉丁文</text:span><text:span text:style-name="T57">、</text:span><text:span text:style-name="T74">小書痴的下克上、</text:span><text:span text:style-name="T70">領民身分、藍袍神官身分、梅茵、優良的 德、德 但是不知道自己 德</text:span><text:span text:style-name="T7">。</text:span></text:p>
            </text:list-item>
            <text:list-item>
              <text:p text:style-name="P38">常德、共德、群德<text:span text:style-name="T7">，常識、共識、維護大自然、數量型群德、社會型群德、</text:span><text:span text:style-name="T69">全體</text:span><text:span text:style-name="T7">型群德、不發出聲音的吃東西、服從政府、監督政府、品德、靜態、先天、內在本能、教養、動態、後天、外在傳承、總德 =</text:span><text:span text:style-name="T168">（x%）品德 +（100% - x%）教養</text:span><text:span text:style-name="T7">。</text:span></text:p>
            </text:list-item>
          </text:list>
        </text:list-item>
        <text:list-item>
          <text:p text:style-name="P11">數學<text:span text:style-name="T157"> (第1本)</text:span></text:p>
          <text:list>
            <text:list-item>
              <text:p text:style-name="P96"><text:span text:style-name="T143">數學</text:span>，。</text:p>
            </text:list-item>
            <text:list-item>
              <text:p text:style-name="P95"><text:span text:style-name="T1">微積分</text:span>，。</text:p>
            </text:list-item>
            <text:list-item>
              <text:p text:style-name="P97"><text:span text:style-name="T10">次方坐標系</text:span>，分形、<text:span text:style-name="T27">直角座標系、極座標系、圓柱座標系、</text:span><text:span text:style-name="T91">重心</text:span><text:span text:style-name="T28">座標系、</text:span><text:span text:style-name="T92">放射狀型</text:span><text:span text:style-name="T27">座標系</text:span>。</text:p>
            </text:list-item>
            <text:list-item>
              <text:p text:style-name="P98"><text:span text:style-name="T134">第</text:span><text:span text:style-name="T11">a</text:span><text:span text:style-name="T134">層級</text:span><text:span text:style-name="T137">座標系</text:span>，<text:span text:style-name="T93">座標系</text:span><text:span text:style-name="T94">層級、符號層級</text:span>。</text:p>
            </text:list-item>
            <text:list-item>
              <text:p text:style-name="P99"><text:span text:style-name="T142">圓形</text:span>，。</text:p>
            </text:list-item>
            <text:list-item>
              <text:p text:style-name="P111"><text:span text:style-name="T1">虛數</text:span>，複數、鏡射、最高層級的點、<text:span text:style-name="T128">堆疊三角形、磁鐵、鏡射層級、</text:span><text:span text:style-name="T129">第二層級鏡射、取餘數</text:span><text:span text:style-name="T45">、反%、反-、反電子、電荷值、結構力、推力、拉力、湮滅、</text:span><text:span text:style-name="T47">小</text:span><text:span text:style-name="T48">中</text:span><text:span text:style-name="T123">電粒子</text:span>。</text:p>
            </text:list-item>
            <text:list-item>
              <text:p text:style-name="P100"><text:span text:style-name="T155">加法、減法</text:span>，。</text:p>
            </text:list-item>
          </text:list>
        </text:list-item>
        <text:list-item>
          <text:p text:style-name="P39">歷史<text:span text:style-name="T157"> (第1本)</text:span></text:p>
          <text:list>
            <text:list-item>
              <text:p text:style-name="P101"><text:span text:style-name="T1">人類文明的 實驗</text:span>，。</text:p>
            </text:list-item>
            <text:list-item>
              <text:p text:style-name="P102"><text:span text:style-name="T1">歷史</text:span>，。</text:p>
            </text:list-item>
            <text:list-item>
              <text:p text:style-name="P101"><text:span text:style-name="T1">文藝復興</text:span>，。</text:p>
            </text:list-item>
            <text:list-item>
              <text:p text:style-name="P103"><text:span text:style-name="T4">啟蒙運動</text:span>，<text:span text:style-name="T173">立法、法律、教育、權限（</text:span><text:span text:style-name="T23">Power limit</text:span><text:span text:style-name="T85">）、人權、生命權、自由權、隱私權、空閒時間、空閒時空、無兵伐勢、神權制、獨裁制、君主制、共和制、金權制、錢、金融系統、人質症候群、</text:span><text:span text:style-name="T86">柏拉圖、洞穴理論</text:span><text:span text:style-name="T85">、群體制、人體</text:span>。</text:p>
            </text:list-item>
            <text:list-item>
              <text:p text:style-name="P104"><text:span text:style-name="T2">科舉</text:span><text:span text:style-name="T173">，</text:span>。</text:p>
            </text:list-item>
          </text:list>
        </text:list-item>
        <text:list-item>
          <text:p text:style-name="P4"><text:span text:style-name="T157">歷史人物 （第1本</text:span><text:span text:style-name="T178">）</text:span></text:p>
          <text:list>
            <text:list-item>
              <text:p text:style-name="P104"><text:span text:style-name="T159">商鞅</text:span><text:span text:style-name="T156">，法家、</text:span><text:span text:style-name="T165">商君書</text:span><text:span text:style-name="T156">。</text:span></text:p>
            </text:list-item>
            <text:list-item>
              <text:p text:style-name="P104"><text:span text:style-name="T159">蘇格拉底</text:span><text:span text:style-name="T156">，愛因斯坦、</text:span><text:span text:style-name="T173">思想實驗</text:span><text:span text:style-name="T156">。</text:span></text:p>
            </text:list-item>
            <text:list-item>
              <text:p text:style-name="P105"><text:span text:style-name="T2">柏拉圖</text:span><text:span text:style-name="T156">，。</text:span></text:p>
            </text:list-item>
            <text:list-item>
              <text:p text:style-name="P106"><text:span text:style-name="T5">亞里斯多德</text:span><text:span text:style-name="T156">，快樂、</text:span><text:span text:style-name="T176">賦予意義、認定有意義、認定有價值、無知、有知、未知、已知、現象 → 本質</text:span>、<text:span text:style-name="T179">函數名稱 → 函數曲線、函數方程式、字詞 → 定義、視覺、眼睛、視網膜、視神經、大腦</text:span><text:span text:style-name="T118">、潛能、實現</text:span><text:span text:style-name="T156">。</text:span></text:p>
            </text:list-item>
            <text:list-item>
              <text:p text:style-name="P105"><text:span text:style-name="T159">尼采</text:span><text:span text:style-name="T156">，。</text:span></text:p>
            </text:list-item>
            <text:list-item>
              <text:p text:style-name="P107"><text:span text:style-name="T5">斯賓諾沙</text:span><text:span text:style-name="T156">，。</text:span></text:p>
            </text:list-item>
            <text:list-item>
              <text:p text:style-name="P108"><text:span text:style-name="T5">維特根斯坦</text:span><text:span text:style-name="T156">，</text:span><text:span text:style-name="T176">語言遊戲、家族相似性、</text:span><text:span text:style-name="T102">哲學邏輯學化、</text:span><text:span text:style-name="T176">哲學數學化</text:span><text:span text:style-name="T156">。</text:span></text:p>
            </text:list-item>
          </text:list>
        </text:list-item>
        <text:list-item>
          <text:p text:style-name="P40"><text:span text:style-name="T156">靈魂世界學 （第</text:span><text:span text:style-name="T166">1本</text:span><text:span text:style-name="T156">）</text:span></text:p>
          <text:list>
            <text:list-item>
              <text:p text:style-name="P109"><text:span text:style-name="T159">靈魂世界學</text:span><text:span text:style-name="T156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56">。</text:span></text:p>
            </text:list-item>
            <text:list-item>
              <text:p text:style-name="P110"><text:span text:style-name="T133">受到 靈魂層個體、超能力個體 影響 有機率出現的 現象</text:span><text:span text:style-name="T156">，</text:span><text:span text:style-name="T17">Y</text:span><text:span text:style-name="T18">ouTube、手機、機械手錶</text:span><text:span text:style-name="T177">、函數</text:span><text:span text:style-name="T18">、發條</text:span><text:span text:style-name="T156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13:53:27.616000000</dc:date>
    <meta:editing-duration>P226DT16H22M24S</meta:editing-duration>
    <meta:editing-cycles>10585</meta:editing-cycles>
    <meta:document-statistic meta:table-count="0" meta:image-count="0" meta:object-count="0" meta:page-count="1" meta:paragraph-count="124" meta:word-count="5206" meta:character-count="5466" meta:non-whitespace-character-count="5404"/>
  </office:meta>
</office:document-meta>
</file>